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8061813339772807819" text:style-name="L1">
        <text:list-item>
          <text:p text:style-name="P2">My suspicions were well founded. While everyone else slept I went to look where the bodies were being kept. Chunks of flesh have been removed. I think... I think we've been eating them... what are we becoming...</text:p>
        </text:list-item>
        <text:list-item>
          <text:p text:style-name="P2">I can bear it no longer. We have become feral animals. Eating our dead. Something must be done...</text:p>
        </text:list-item>
        <text:list-item>
          <text:p text:style-name="P2">To my shame I have killed those I swore to protect. To anyone reading this, I confess I poisoned the remaining water with a sleeping draught and killed them while they slept. I fear I will never see Mielikki's light but to allow them to degenerate further into cannibalism would be unthinkable. The same dagger that ended their lives will end mi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7T08:08:35.46</meta:creation-date>
    <dc:date>2018-11-27T08:10:46.64</dc:date>
    <meta:editing-duration>PT54S</meta:editing-duration>
    <meta:editing-cycles>1</meta:editing-cycles>
    <meta:generator>OpenOffice/4.1.3$Win32 OpenOffice.org_project/413m1$Build-9783</meta:generator>
    <meta:document-statistic meta:table-count="0" meta:image-count="0" meta:object-count="0" meta:page-count="1" meta:paragraph-count="3" meta:word-count="120" meta:character-count="659"/>
  </office:meta>
</office:document-meta>
</file>